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 svg:font-family="l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0625in" fo:margin-left="0.4347in" table:align="left"/>
    </style:style>
    <style:style style:name="Table1.A" style:family="table-column">
      <style:table-column-properties style:column-width="6.0625in"/>
    </style:style>
    <style:style style:name="Table1.A1" style:family="table-cell">
      <style:table-cell-properties fo:background-color="#e6e6ff" fo:padding="0.0382in" fo:border="0.05pt solid #000000">
        <style:background-image/>
      </style:table-cell-properties>
    </style:style>
    <style:style style:name="Table2" style:family="table">
      <style:table-properties style:width="6in" fo:margin-left="0.4833in" table:align="left"/>
    </style:style>
    <style:style style:name="Table2.A" style:family="table-column">
      <style:table-column-properties style:column-width="6in"/>
    </style:style>
    <style:style style:name="Table2.A1" style:family="table-cell">
      <style:table-cell-properties fo:background-color="#e6e6ff" fo:padding="0.0382in" fo:border="0.05pt solid #000000">
        <style:background-image/>
      </style:table-cell-properties>
    </style:style>
    <style:style style:name="Table3" style:family="table">
      <style:table-properties style:width="6.0625in" fo:margin-left="0.4347in" table:align="left"/>
    </style:style>
    <style:style style:name="Table3.A" style:family="table-column">
      <style:table-column-properties style:column-width="6.0625in"/>
    </style:style>
    <style:style style:name="Table3.A1" style:family="table-cell">
      <style:table-cell-properties fo:background-color="#e6e6ff" fo:padding="0.0382in" fo:border="0.05pt solid #000000">
        <style:background-image/>
      </style:table-cell-properties>
    </style:style>
    <style:style style:name="Table4" style:family="table">
      <style:table-properties style:width="6.0597in" fo:margin-left="0.4347in" fo:margin-top="0.05in" fo:margin-bottom="0in" table:align="left" style:shadow="none"/>
    </style:style>
    <style:style style:name="Table4.A" style:family="table-column">
      <style:table-column-properties style:column-width="6.0597in"/>
    </style:style>
    <style:style style:name="Table4.A1" style:family="table-cell">
      <style:table-cell-properties fo:background-color="#e6e6ff" fo:padding="0.0382in" fo:border="0.05pt solid #000000">
        <style:background-image/>
      </style:table-cell-properties>
    </style:style>
    <style:style style:name="Table5" style:family="table">
      <style:table-properties style:width="6.0625in" fo:margin-left="0.4347in" fo:margin-top="0.05in" fo:margin-bottom="0in" table:align="left"/>
    </style:style>
    <style:style style:name="Table5.A" style:family="table-column">
      <style:table-column-properties style:column-width="6.0625in"/>
    </style:style>
    <style:style style:name="Table5.A1" style:family="table-cell">
      <style:table-cell-properties fo:background-color="#e6e6ff" fo:padding="0.0382in" fo:border="0.05pt solid #000000">
        <style:background-image/>
      </style:table-cell-properties>
    </style:style>
    <style:style style:name="Table6" style:family="table">
      <style:table-properties style:width="6.0625in" fo:margin-left="0.4347in" fo:margin-top="0.05in" fo:margin-bottom="0in" table:align="left"/>
    </style:style>
    <style:style style:name="Table6.A" style:family="table-column">
      <style:table-column-properties style:column-width="6.0625in"/>
    </style:style>
    <style:style style:name="Table6.A1" style:family="table-cell">
      <style:table-cell-properties fo:background-color="#e6e6ff" fo:padding="0.0382in" fo:border="0.05pt solid #000000">
        <style:background-image/>
      </style:table-cell-properties>
    </style:style>
    <style:style style:name="Table7" style:family="table">
      <style:table-properties style:width="6.0597in" fo:margin-left="0.4347in" fo:margin-top="0.05in" fo:margin-bottom="0in" table:align="left" style:shadow="none"/>
    </style:style>
    <style:style style:name="Table7.A" style:family="table-column">
      <style:table-column-properties style:column-width="6.0597in"/>
    </style:style>
    <style:style style:name="Table7.A1" style:family="table-cell">
      <style:table-cell-properties fo:background-color="#e6e6ff" fo:padding="0.0382in" fo:border="0.05pt solid #000000">
        <style:background-image/>
      </style:table-cell-properties>
    </style:style>
    <style:style style:name="P1" style:family="paragraph" style:parent-style-name="Header">
      <style:text-properties officeooo:rsid="000a1d6e" officeooo:paragraph-rsid="000a1d6e"/>
    </style:style>
    <style:style style:name="P2" style:family="paragraph" style:parent-style-name="Standard">
      <style:text-properties officeooo:rsid="000a1d6e" officeooo:paragraph-rsid="000a1d6e"/>
    </style:style>
    <style:style style:name="P3" style:family="paragraph" style:parent-style-name="Standard">
      <style:text-properties officeooo:paragraph-rsid="000a1d6e"/>
    </style:style>
    <style:style style:name="P4" style:family="paragraph" style:parent-style-name="Standard">
      <style:text-properties style:text-position="0% 100%" officeooo:rsid="000e5b57" officeooo:paragraph-rsid="000e0a68"/>
    </style:style>
    <style:style style:name="P5" style:family="paragraph" style:parent-style-name="Standard">
      <style:text-properties style:text-position="0% 100%" officeooo:rsid="000e5b57" officeooo:paragraph-rsid="000fe652"/>
    </style:style>
    <style:style style:name="P6" style:family="paragraph" style:parent-style-name="Text_20_body">
      <style:text-properties officeooo:rsid="0011daf0" officeooo:paragraph-rsid="0011daf0"/>
    </style:style>
    <style:style style:name="P7" style:family="paragraph" style:parent-style-name="Text_20_body">
      <style:text-properties officeooo:rsid="001225a7" officeooo:paragraph-rsid="001225a7"/>
    </style:style>
    <style:style style:name="P8" style:family="paragraph" style:parent-style-name="Standard" style:list-style-name="L1">
      <style:text-properties officeooo:rsid="000aad76" officeooo:paragraph-rsid="000aad76"/>
    </style:style>
    <style:style style:name="P9" style:family="paragraph" style:parent-style-name="Standard" style:list-style-name="L1">
      <style:text-properties officeooo:rsid="000e5b57" officeooo:paragraph-rsid="000e5b57"/>
    </style:style>
    <style:style style:name="P10" style:family="paragraph" style:parent-style-name="Standard">
      <style:text-properties officeooo:rsid="00167bcb" officeooo:paragraph-rsid="00183aa8"/>
    </style:style>
    <style:style style:name="P11" style:family="paragraph" style:parent-style-name="Standard">
      <style:text-properties officeooo:rsid="00167bcb" officeooo:paragraph-rsid="001a019f"/>
    </style:style>
    <style:style style:name="P12" style:family="paragraph" style:parent-style-name="Standard">
      <style:text-properties officeooo:rsid="00167bcb" officeooo:paragraph-rsid="0023175a"/>
    </style:style>
    <style:style style:name="P13" style:family="paragraph" style:parent-style-name="Standard">
      <style:text-properties officeooo:rsid="001baaf2" officeooo:paragraph-rsid="001baaf2"/>
    </style:style>
    <style:style style:name="P14" style:family="paragraph" style:parent-style-name="Standard">
      <style:text-properties officeooo:paragraph-rsid="001baaf2"/>
    </style:style>
    <style:style style:name="P15" style:family="paragraph" style:parent-style-name="Standard">
      <style:text-properties officeooo:paragraph-rsid="0023175a"/>
    </style:style>
    <style:style style:name="P16" style:family="paragraph" style:parent-style-name="Standard">
      <style:text-properties officeooo:paragraph-rsid="0027de09"/>
    </style:style>
    <style:style style:name="P17" style:family="paragraph" style:parent-style-name="Heading_20_2">
      <style:text-properties officeooo:paragraph-rsid="0020e0c1"/>
    </style:style>
    <style:style style:name="P18" style:family="paragraph" style:parent-style-name="Heading_20_2">
      <style:paragraph-properties fo:break-before="page"/>
    </style:style>
    <style:style style:name="P19" style:family="paragraph" style:parent-style-name="Heading_20_3">
      <style:text-properties officeooo:paragraph-rsid="0011daf0"/>
    </style:style>
    <style:style style:name="P20" style:family="paragraph" style:parent-style-name="Heading_20_3">
      <style:text-properties officeooo:paragraph-rsid="001d25a3"/>
    </style:style>
    <style:style style:name="P21" style:family="paragraph" style:parent-style-name="Heading_20_3">
      <style:text-properties officeooo:rsid="0011daf0" officeooo:paragraph-rsid="001ef836"/>
    </style:style>
    <style:style style:name="P22" style:family="paragraph" style:parent-style-name="Text_20_body">
      <style:text-properties officeooo:rsid="00167bcb" officeooo:paragraph-rsid="00183aa8"/>
    </style:style>
    <style:style style:name="P23" style:family="paragraph" style:parent-style-name="Text_20_body">
      <style:text-properties officeooo:paragraph-rsid="001a019f"/>
    </style:style>
    <style:style style:name="P24" style:family="paragraph" style:parent-style-name="Text_20_body">
      <style:text-properties officeooo:rsid="0011daf0" officeooo:paragraph-rsid="0011daf0"/>
    </style:style>
    <style:style style:name="P25" style:family="paragraph" style:parent-style-name="Text_20_body">
      <style:text-properties officeooo:rsid="002e6190" officeooo:paragraph-rsid="002e6190"/>
    </style:style>
    <style:style style:name="P26" style:family="paragraph" style:parent-style-name="Text_20_body">
      <style:paragraph-properties fo:margin-top="0in" fo:margin-bottom="0in" loext:contextual-spacing="true"/>
      <style:text-properties officeooo:rsid="0020e0c1" officeooo:paragraph-rsid="0020e0c1"/>
    </style:style>
    <style:style style:name="P27" style:family="paragraph" style:parent-style-name="Preformatted_20_Text">
      <style:text-properties style:font-name="Liberation Mono" fo:font-size="10pt" officeooo:rsid="00183aa8" officeooo:paragraph-rsid="00183aa8" style:font-name-asian="Liberation Mono" style:font-size-asian="10pt" style:font-name-complex="Liberation Mono" style:font-size-complex="10pt"/>
    </style:style>
    <style:style style:name="P28" style:family="paragraph" style:parent-style-name="Preformatted_20_Text">
      <style:text-properties officeooo:paragraph-rsid="00183aa8"/>
    </style:style>
    <style:style style:name="P29" style:family="paragraph" style:parent-style-name="Preformatted_20_Text">
      <style:text-properties officeooo:rsid="001225a7" officeooo:paragraph-rsid="00183aa8"/>
    </style:style>
    <style:style style:name="P30" style:family="paragraph" style:parent-style-name="Preformatted_20_Text">
      <style:text-properties officeooo:rsid="00183aa8" officeooo:paragraph-rsid="00183aa8"/>
    </style:style>
    <style:style style:name="P31" style:family="paragraph" style:parent-style-name="Preformatted_20_Text">
      <style:text-properties officeooo:paragraph-rsid="001a019f"/>
    </style:style>
    <style:style style:name="P32" style:family="paragraph" style:parent-style-name="Preformatted_20_Text">
      <style:text-properties officeooo:paragraph-rsid="001baaf2"/>
    </style:style>
    <style:style style:name="P33" style:family="paragraph" style:parent-style-name="Preformatted_20_Text">
      <style:text-properties officeooo:paragraph-rsid="0023175a"/>
    </style:style>
    <style:style style:name="P34" style:family="paragraph" style:parent-style-name="Preformatted_20_Text">
      <style:paragraph-properties fo:margin-top="0in" fo:margin-bottom="0.0201in" loext:contextual-spacing="false"/>
    </style:style>
    <style:style style:name="P35" style:family="paragraph" style:parent-style-name="Preformatted_20_Text">
      <style:paragraph-properties fo:margin-top="0in" fo:margin-bottom="0.0201in" loext:contextual-spacing="false"/>
      <style:text-properties officeooo:paragraph-rsid="00183aa8"/>
    </style:style>
    <style:style style:name="P36" style:family="paragraph" style:parent-style-name="Preformatted_20_Text">
      <style:paragraph-properties fo:margin-top="0in" fo:margin-bottom="0.0201in" loext:contextual-spacing="false"/>
      <style:text-properties style:font-name="Liberation Mono" fo:font-size="10pt" officeooo:rsid="00183aa8" officeooo:paragraph-rsid="00183aa8" style:font-name-asian="Liberation Mono" style:font-size-asian="10pt" style:font-name-complex="Liberation Mono" style:font-size-complex="10pt"/>
    </style:style>
    <style:style style:name="P37" style:family="paragraph" style:parent-style-name="Preformatted_20_Text">
      <style:paragraph-properties fo:margin-top="0in" fo:margin-bottom="0.0201in" loext:contextual-spacing="false"/>
      <style:text-properties style:font-name="Liberation Mono" fo:font-size="10pt" officeooo:rsid="00163d8d" officeooo:paragraph-rsid="00183aa8" style:font-name-asian="Liberation Mono" style:font-size-asian="10pt" style:font-name-complex="Liberation Mono" style:font-size-complex="10pt"/>
    </style:style>
    <style:style style:name="P38" style:family="paragraph" style:parent-style-name="Preformatted_20_Text">
      <style:paragraph-properties fo:margin-top="0in" fo:margin-bottom="0.0201in" loext:contextual-spacing="false"/>
      <style:text-properties officeooo:rsid="00183aa8" officeooo:paragraph-rsid="00183aa8"/>
    </style:style>
    <style:style style:name="P39" style:family="paragraph" style:parent-style-name="Preformatted_20_Text">
      <style:paragraph-properties fo:margin-top="0in" fo:margin-bottom="0.0201in" loext:contextual-spacing="false"/>
      <style:text-properties officeooo:paragraph-rsid="001a019f"/>
    </style:style>
    <style:style style:name="T1" style:family="text">
      <style:text-properties officeooo:rsid="000a1d6e"/>
    </style:style>
    <style:style style:name="T2" style:family="text">
      <style:text-properties officeooo:rsid="000aad76"/>
    </style:style>
    <style:style style:name="T3" style:family="text">
      <style:text-properties style:text-position="super 58%" officeooo:rsid="000aad76"/>
    </style:style>
    <style:style style:name="T4" style:family="text">
      <style:text-properties style:text-position="super 58%" officeooo:rsid="000e5b57"/>
    </style:style>
    <style:style style:name="T5" style:family="text">
      <style:text-properties officeooo:rsid="000dd384"/>
    </style:style>
    <style:style style:name="T6" style:family="text">
      <style:text-properties officeooo:rsid="000e0a68"/>
    </style:style>
    <style:style style:name="T7" style:family="text">
      <style:text-properties officeooo:rsid="000e5b57"/>
    </style:style>
    <style:style style:name="T8" style:family="text">
      <style:text-properties style:text-position="0% 100%" officeooo:rsid="000e5b57"/>
    </style:style>
    <style:style style:name="T9" style:family="text">
      <style:text-properties style:text-position="0% 100%" officeooo:rsid="0026959c"/>
    </style:style>
    <style:style style:name="T10" style:family="text">
      <style:text-properties style:text-position="0% 100%" officeooo:rsid="00275a88"/>
    </style:style>
    <style:style style:name="T11" style:family="text">
      <style:text-properties style:text-position="0% 100%" officeooo:rsid="000e0a68"/>
    </style:style>
    <style:style style:name="T12" style:family="text">
      <style:text-properties style:text-position="0% 100%" officeooo:rsid="0027de09"/>
    </style:style>
    <style:style style:name="T13" style:family="text">
      <style:text-properties officeooo:rsid="001225a7"/>
    </style:style>
    <style:style style:name="T14" style:family="text">
      <style:text-properties officeooo:rsid="00183aa8"/>
    </style:style>
    <style:style style:name="T15" style:family="text">
      <style:text-properties officeooo:rsid="001a019f"/>
    </style:style>
    <style:style style:name="T16" style:family="text">
      <style:text-properties officeooo:rsid="001baaf2"/>
    </style:style>
    <style:style style:name="T17" style:family="text">
      <style:text-properties style:font-name="Times New Roman"/>
    </style:style>
    <style:style style:name="T18" style:family="text">
      <style:text-properties style:font-name="Times New Roman" officeooo:rsid="001baaf2"/>
    </style:style>
    <style:style style:name="T19" style:family="text">
      <style:text-properties style:font-name="Times New Roman" fo:font-style="italic" officeooo:rsid="000e5b57" style:font-style-asian="italic" style:font-style-complex="italic"/>
    </style:style>
    <style:style style:name="T20" style:family="text">
      <style:text-properties style:font-name="Liberation Mono"/>
    </style:style>
    <style:style style:name="T21" style:family="text">
      <style:text-properties style:font-name="Liberation Mono" officeooo:rsid="0023175a"/>
    </style:style>
    <style:style style:name="T22" style:family="text">
      <style:text-properties style:font-name="Liberation Mono" fo:font-style="italic" officeooo:rsid="000e5b57" style:font-style-asian="italic" style:font-style-complex="italic"/>
    </style:style>
    <style:style style:name="T23" style:family="text">
      <style:text-properties style:font-name="Liberation Mono" officeooo:rsid="000e0a68"/>
    </style:style>
    <style:style style:name="T24" style:family="text">
      <style:text-properties officeooo:rsid="0021bf46"/>
    </style:style>
    <style:style style:name="T25" style:family="text">
      <style:text-properties officeooo:rsid="0023175a"/>
    </style:style>
    <style:style style:name="T26" style:family="text">
      <style:text-properties style:font-name="li" officeooo:rsid="000e0a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 Communication</text:h>
      <text:p text:style-name="P2">For this project on interprocess communication I implemented several producer processes to send data to a complementary consumer process.</text:p>
      <text:h text:style-name="Heading_20_2" text:outline-level="2">Tools &amp; Environment</text:h>
      <text:p text:style-name="P3"><text:span text:style-name="T1">Because there is no language restriction for the project, I decided to try a new language called Rust that I have been reading about recently. </text:span>The development <text:span text:style-name="T5">of the Rust language </text:span>started in 2006; initially it was done by Graydon Hoare, with Mozilla Labs joining the project in 2009. The first supported release of the language Rust 0.1 was released in January 2012.<text:span text:style-name="T3">[</text:span><text:span text:style-name="T3"><text:bookmark-ref text:reference-format="number" text:ref-name="__RefHeading__3_1716983057">1</text:bookmark-ref></text:span><text:span text:style-name="T3">]</text:span><text:span text:style-name="T2"> Today it is at version 1.3. The Rust language has been gaining popularity due to it being a system language like C with a focus on memory safety.</text:span></text:p>
      <text:p text:style-name="P16"><text:span text:style-name="T6"><text:tab/>I am developing on the Surface Pro 2 tablet computer with Windows 8.1 Pro 64-bit. </text:span><text:span text:style-name="T9">I normally use an IDE when programming. Rust is a newer language, however, and does not have a stable IDE configuration. I instead opted to use Vim with a few plugins that will do syntax highlighting </text:span><text:span text:style-name="T10">(rust.vim)</text:span><text:span text:style-name="T9"> and inline intellisense code completion </text:span><text:span text:style-name="T10">(vim-racer)</text:span><text:span text:style-name="T9">.</text:span><text:span text:style-name="T11"> I am </text:span><text:span text:style-name="T12">also</text:span><text:span text:style-name="T11"> using Notepad++ a coding text editor.</text:span><text:span text:style-name="T9"> <text:tab/></text:span><text:span text:style-name="T6">Currently Rust comes packaged with a build management tool called Cargo. I can run </text:span><text:span text:style-name="T23">cargo build</text:span><text:span text:style-name="T6"> or </text:span><text:span text:style-name="T23">cargo run</text:span><text:span text:style-name="T6"> from the command line to easily compile the source into an executable file. Cargo also manages external dependencies. Libraries called </text:span><text:span text:style-name="T19">crates</text:span><text:span text:style-name="T7"> can be added to a build configuration file and Cargo will automatically download them during the build.</text:span><text:span text:style-name="T4">[</text:span><text:span text:style-name="T4"><text:bookmark-ref text:reference-format="number" text:ref-name="__RefHeading__15_1716983057">2</text:bookmark-ref></text:span><text:span text:style-name="T4">] </text:span><text:span text:style-name="T8"><text:s/></text:span></text:p>
      <text:p text:style-name="P4"/>
      <text:p text:style-name="P5">Started learning Rust here: https://doc.rust-lang.org/stable/book/guessing-game.html</text:p>
      <text:p text:style-name="P5"/>
      <text:p text:style-name="P5">I looked through the API documentation as well: <text:a xlink:type="simple" xlink:href="https://doc.rust-lang.org/stable/std/" text:style-name="Internet_20_link" text:visited-style-name="Visited_20_Internet_20_Link">https://doc.rust-lang.org/stable/std/</text:a></text:p>
      <text:p text:style-name="P5"/>
      <text:h text:style-name="P17" text:outline-level="2">Design</text:h>
      <text:p text:style-name="P26">Both the producer and consumer processes will include file output. The producer will output the generated data to one file, and the consumer will output the data it receives from the producer to another file. These two files can then be compared <text:span text:style-name="T24">to verify that the data was transferred correctly.</text:span></text:p>
      <text:p text:style-name="P15"><text:span text:style-name="T25"><text:tab/>Rust includes file system access and io in the set of standard modules. I used this example implementation of writing and reading a file. The </text:span><text:span text:style-name="T21">File::create()</text:span><text:span text:style-name="T25"> method creates the text file and the </text:span><text:span text:style-name="T21">LineWriter</text:span><text:span text:style-name="T25"> is created using the file. This allows the use of write calls to write to the file. I chose to use a </text:span><text:span text:style-name="T21">BufWriter</text:span><text:span text:style-name="T25"> for the actual implementation as it flushes the output when it leaves the scope rather than, as </text:span><text:span text:style-name="T21">LineWriter</text:span><text:span text:style-name="T25"> does, when a newline character is detected.</text:span></text:p>
      <table:table table:name="Table7" table:style-name="Table7">
        <table:table-column table:style-name="Table7.A"/>
        <table:table-row>
          <table:table-cell table:style-name="Table7.A1" office:value-type="string">
            <text:p text:style-name="P33"><text:span text:style-name="Source_20_Text">use std::fs::File;</text:span></text:p>
            <text:p text:style-name="Preformatted_20_Text">use std::io::prelude::*;</text:p>
            <text:p text:style-name="Preformatted_20_Text">use std::io::LineWriter;</text:p>
            <text:p text:style-name="Preformatted_20_Text"/>
            <text:p text:style-name="Preformatted_20_Text">let road_not_taken = b"I shall be telling this with a sigh</text:p>
            <text:p text:style-name="Preformatted_20_Text">Somewhere ages and ages hence:</text:p>
            <text:p text:style-name="Preformatted_20_Text">Two roads diverged in a wood, and I -</text:p>
            <text:p text:style-name="Preformatted_20_Text">I took the one less traveled by,</text:p>
            <text:p text:style-name="Preformatted_20_Text">And that has made all the difference.";</text:p>
            <text:p text:style-name="Preformatted_20_Text"/>
            <text:p text:style-name="Preformatted_20_Text">let file = try!(File::create("poem.txt"));</text:p>
            <text:p text:style-name="Preformatted_20_Text"><text:soft-page-break/>let mut file = LineWriter::new(file);</text:p>
            <text:p text:style-name="Preformatted_20_Text"/>
            <text:p text:style-name="Preformatted_20_Text">for &amp;byte in road_not_taken.iter() {</text:p>
            <text:p text:style-name="Preformatted_20_Text"><text:s text:c="3"/>file.write(&amp;[byte]).unwrap();</text:p>
            <text:p text:style-name="Preformatted_20_Text">}</text:p>
            <text:p text:style-name="Preformatted_20_Text"/>
            <text:p text:style-name="Preformatted_20_Text">// let's check we did the right thing.</text:p>
            <text:p text:style-name="Preformatted_20_Text">let mut file = try!(File::open("poem.txt"));</text:p>
            <text:p text:style-name="Preformatted_20_Text">let mut contents = String::new();</text:p>
            <text:p text:style-name="Preformatted_20_Text"/>
            <text:p text:style-name="Preformatted_20_Text">try!(file.read_to_string(&amp;mut contents));</text:p>
            <text:p text:style-name="Preformatted_20_Text"/>
            <text:p text:style-name="P34">assert_eq!(contents.as_bytes(), &amp;road_not_taken[..]);</text:p>
          </table:table-cell>
        </table:table-row>
      </table:table>
      <text:p text:style-name="P12"/>
      <text:h text:style-name="Heading_20_3" text:outline-level="3">Producer</text:h>
      <text:p text:style-name="P23"><text:span text:style-name="T15">The producer for each implementation is tasked to transfer 100 data to the consumer. I chose to produce the data using a random number generator. Rust does not currently have a standard module for generating random numbers. I had to rely on an external crate library called </text:span><text:span text:style-name="Source_20_Text"><text:span text:style-name="T15">rand</text:span></text:span><text:span text:style-name="T15">. </text:span>This crate is <text:span text:style-name="T15">on </text:span><text:a xlink:type="simple" xlink:href="https://crates.io/crates/rand" text:style-name="Internet_20_link" text:visited-style-name="Visited_20_Internet_20_Link">crates.io</text:a> and <text:span text:style-name="T16">is </text:span>used by adding <text:span text:style-name="Source_20_Text">rand</text:span> to the dependencies in <text:span text:style-name="T16">the</text:span> project's <text:span text:style-name="Source_20_Text">Cargo.toml</text:span>. </text:p>
      <table:table table:name="Table4" table:style-name="Table4">
        <table:table-column table:style-name="Table4.A"/>
        <table:table-row>
          <table:table-cell table:style-name="Table4.A1" office:value-type="string">
            <text:p text:style-name="P31"><text:span text:style-name="Source_20_Text">[dependencies]</text:span></text:p>
            <text:p text:style-name="P39"><text:span text:style-name="Source_20_Text">rand = "0.3"</text:span></text:p>
          </table:table-cell>
        </table:table-row>
      </table:table>
      <text:p text:style-name="P11"/>
      <text:p text:style-name="P13">The <text:span text:style-name="Source_20_Text">rand</text:span><text:span text:style-name="Source_20_Text"><text:span text:style-name="T17"> crate can be accessed by placing an </text:span></text:span><text:span text:style-name="Source_20_Text"><text:span text:style-name="T20">extern crate</text:span></text:span><text:span text:style-name="Source_20_Text"><text:span text:style-name="T17"> reference in the source header.</text:span></text:span></text:p>
      <table:table table:name="Table5" table:style-name="Table5">
        <table:table-column table:style-name="Table5.A"/>
        <table:table-row>
          <table:table-cell table:style-name="Table5.A1" office:value-type="string">
            <text:p text:style-name="P32"><text:span text:style-name="Source_20_Text">extern crate rand;</text:span></text:p>
          </table:table-cell>
        </table:table-row>
      </table:table>
      <text:p text:style-name="P13"><text:span text:style-name="Source_20_Text"><text:span text:style-name="T17"/></text:span></text:p>
      <text:p text:style-name="P14"><text:span text:style-name="Source_20_Text"><text:span text:style-name="T18">I used the following example from the </text:span></text:span><text:span text:style-name="Source_20_Text"><text:span text:style-name="T16">rand</text:span></text:span><text:span text:style-name="Source_20_Text"><text:span text:style-name="T18"> documentation that gives a </text:span></text:span><text:a xlink:type="simple" xlink:href="http://doc.rust-lang.org/rand/rand/index.html#monte-carlo-estimation-of-π" text:style-name="Internet_20_link" text:visited-style-name="Visited_20_Internet_20_Link"><text:span text:style-name="Source_20_Text"><text:span text:style-name="T18">monte carlo estimation of </text:span></text:span></text:a><text:bookmark text:name="monte-carlo-estimation-of-π"/><text:a xlink:type="simple" xlink:href="http://doc.rust-lang.org/rand/rand/index.html#monte-carlo-estimation-of-π" text:style-name="Internet_20_link" text:visited-style-name="Visited_20_Internet_20_Link"><text:span text:style-name="Source_20_Text"><text:span text:style-name="T17">π</text:span></text:span></text:a><text:span text:style-name="T17"> </text:span><text:span text:style-name="T18">to generate the 100 random numbers used as output from the producer.</text:span></text:p>
      <table:table table:name="Table6" table:style-name="Table6">
        <table:table-column table:style-name="Table6.A"/>
        <table:table-row>
          <table:table-cell table:style-name="Table6.A1" office:value-type="string">
            <text:p text:style-name="P32"><text:span text:style-name="Source_20_Text">use rand::distributions::{IndependentSample, Range};</text:span></text:p>
            <text:p text:style-name="Preformatted_20_Text"/>
            <text:p text:style-name="Preformatted_20_Text">fn main() {</text:p>
            <text:p text:style-name="Preformatted_20_Text"><text:s text:c="3"/>let between = Range::new(-1f64, 1.);</text:p>
            <text:p text:style-name="Preformatted_20_Text"><text:s text:c="3"/>let mut rng = rand::thread_rng();</text:p>
            <text:p text:style-name="Preformatted_20_Text"/>
            <text:p text:style-name="Preformatted_20_Text"><text:s text:c="3"/>let total = 1_000_000;</text:p>
            <text:p text:style-name="Preformatted_20_Text"><text:s text:c="3"/>let mut in_circle = 0;</text:p>
            <text:p text:style-name="Preformatted_20_Text"/>
            <text:p text:style-name="Preformatted_20_Text"><text:s text:c="3"/>for _ in 0..total {</text:p>
            <text:p text:style-name="Preformatted_20_Text"><text:s text:c="7"/>let a = between.ind_sample(&amp;mut rng);</text:p>
            <text:p text:style-name="Preformatted_20_Text"><text:s text:c="7"/>let b = between.ind_sample(&amp;mut rng);</text:p>
            <text:p text:style-name="Preformatted_20_Text"><text:s text:c="7"/>if a*a + b*b &lt;= 1. {</text:p>
            <text:p text:style-name="Preformatted_20_Text"><text:s text:c="11"/>in_circle += 1;</text:p>
            <text:p text:style-name="Preformatted_20_Text"><text:s text:c="7"/>}</text:p>
            <text:p text:style-name="Preformatted_20_Text"><text:s text:c="3"/>}</text:p>
            <text:p text:style-name="Preformatted_20_Text"/>
            <text:p text:style-name="Preformatted_20_Text"><text:s text:c="3"/>// prints something close to 3.14159...</text:p>
            <text:p text:style-name="Preformatted_20_Text"><text:s text:c="3"/>println!("{}", 4. * (in_circle as f64) / (total as f64));</text:p>
            <text:p text:style-name="P34">}</text:p>
          </table:table-cell>
        </table:table-row>
      </table:table>
      <text:h text:style-name="Heading_20_3" text:outline-level="3"><text:soft-page-break/>Consumer</text:h>
      <text:p text:style-name="P6"/>
      <text:h text:style-name="Heading_20_3" text:outline-level="3">Pipe Communication</text:h>
      <text:p text:style-name="P10"/>
      <table:table table:name="Table3" table:style-name="Table3">
        <table:table-column table:style-name="Table3.A"/>
        <table:table-row>
          <table:table-cell table:style-name="Table3.A1" office:value-type="string">
            <text:p text:style-name="P37">use std::process::Command;</text:p>
            <text:p text:style-name="P28"/>
            <text:p text:style-name="P28">let output = Command::new("sh")</text:p>
            <text:p text:style-name="P28"><text:s text:c="21"/>.arg("-c")</text:p>
            <text:p text:style-name="P28"><text:s text:c="21"/>.arg("echo hello")</text:p>
            <text:p text:style-name="P28"><text:s text:c="21"/>.output()</text:p>
            <text:p text:style-name="P28"><text:s text:c="21"/>.unwrap_or_else(|e| { panic!("failed to execute process: {}", e) });</text:p>
            <text:p text:style-name="P35">let hello = output.stdout;</text:p>
          </table:table-cell>
        </table:table-row>
      </table:table>
      <text:p text:style-name="P22"/>
      <text:h text:style-name="P20" text:outline-level="3">Socket Communication</text:h>
      <text:p text:style-name="P25">I chose the client socket to act as the producer and the server socket to act as the consumer.</text:p>
      <text:h text:style-name="Heading_20_3" text:outline-level="3">Message Communication</text:h>
      <text:h text:style-name="Heading_20_2" text:outline-level="2">Code</text:h>
      <text:h text:style-name="P19" text:outline-level="3">Pipe Communication</text:h>
      <text:p text:style-name="P7">Producer process code:</text:p>
      <table:table table:name="Table1" table:style-name="Table1">
        <table:table-column table:style-name="Table1.A"/>
        <table:table-row>
          <table:table-cell table:style-name="Table1.A1" office:value-type="string">
            <text:p text:style-name="P27">extern crate rand;</text:p>
            <text:p text:style-name="P27"/>
            <text:p text:style-name="P27">use rand::distributions::{IndependentSample, Range};</text:p>
            <text:p text:style-name="P27">use std::process::{Command, Stdio};</text:p>
            <text:p text:style-name="P27">use std::io::{BufWriter};</text:p>
            <text:p text:style-name="P27">use std::io::prelude::*;</text:p>
            <text:p text:style-name="P27">use std::fs::File;</text:p>
            <text:p text:style-name="P27"/>
            <text:p text:style-name="P27">fn main() {</text:p>
            <text:p text:style-name="P27"><text:s text:c="4"/>let f = File::create("producer_out.txt")</text:p>
            <text:p text:style-name="P27"><text:s text:c="12"/>.ok()</text:p>
            <text:p text:style-name="P27"><text:s text:c="12"/>.expect("Failed to create file.");</text:p>
            <text:p text:style-name="P27"><text:s text:c="4"/>let r = Range::new(0, 100);</text:p>
            <text:p text:style-name="P27"><text:s text:c="4"/>let mut rng = rand::thread_rng();</text:p>
            <text:p text:style-name="P27"><text:s text:c="4"/>{</text:p>
            <text:p text:style-name="P27"><text:s text:c="8"/>let mut writer = BufWriter::new(f);</text:p>
            <text:p text:style-name="P27"><text:s text:c="8"/>let mut child = Command::new("pipe-consumer.exe")</text:p>
            <text:p text:style-name="P27"><text:s text:c="12"/>.stdin(Stdio::piped())</text:p>
            <text:p text:style-name="P27"><text:s text:c="12"/>.spawn()</text:p>
            <text:p text:style-name="P27"><text:s text:c="12"/>.unwrap_or_else(|e| </text:p>
            <text:p text:style-name="P27"><text:s text:c="16"/>{ panic!("failed to execute process: {}", e) });</text:p>
            <text:p text:style-name="P27"/>
            <text:p text:style-name="P27"><text:soft-page-break/><text:s text:c="8"/>let child_in = child.stdin.as_mut().unwrap();</text:p>
            <text:p text:style-name="P27"><text:s text:c="8"/>let mut x;</text:p>
            <text:p text:style-name="P27"><text:s text:c="8"/></text:p>
            <text:p text:style-name="P27"><text:s text:c="8"/>// only retrieve 100 items</text:p>
            <text:p text:style-name="P27"><text:s text:c="8"/>for <text:s/>i in (0..100).enumerate() {</text:p>
            <text:p text:style-name="P27"><text:s text:c="12"/>x = r.ind_sample(&amp;mut rng);</text:p>
            <text:p text:style-name="P27"><text:s text:c="12"/>child_in.write_fmt(format_args!("{:02} ", x))</text:p>
            <text:p text:style-name="P27"><text:s text:c="20"/>.ok()</text:p>
            <text:p text:style-name="P27"><text:s text:c="20"/>.expect("Failed to write to child process.");</text:p>
            <text:p text:style-name="P27"><text:s text:c="12"/>writer.write_fmt(format_args!("{:02} ", x))</text:p>
            <text:p text:style-name="P27"><text:s text:c="20"/>.ok()</text:p>
            <text:p text:style-name="P27"><text:s text:c="20"/>.expect("Failed to write to file.");</text:p>
            <text:p text:style-name="P27"><text:s text:c="8"/>}</text:p>
            <text:p text:style-name="P27"><text:s text:c="4"/>}</text:p>
            <text:p text:style-name="P36">}</text:p>
          </table:table-cell>
        </table:table-row>
      </table:table>
      <text:p text:style-name="Text_20_body"><text:line-break/><text:span text:style-name="T13">Consumer process code:</text:span></text:p>
      <table:table table:name="Table2" table:style-name="Table2">
        <table:table-column table:style-name="Table2.A"/>
        <table:table-row>
          <table:table-cell table:style-name="Table2.A1" office:value-type="string">
            <text:p text:style-name="P29">use std::io;<text:line-break/>use std::io::LineWriter;<text:line-break/>use std::io::prelude::*;<text:line-break/>use std::fs::File;<text:line-break/><text:span text:style-name="T14">use std::io;</text:span></text:p>
            <text:p text:style-name="P30">use std::io::LineWriter;</text:p>
            <text:p text:style-name="P30">use std::io::prelude::*;</text:p>
            <text:p text:style-name="P30">use std::fs::File;</text:p>
            <text:p text:style-name="P30"/>
            <text:p text:style-name="P30">fn main() {</text:p>
            <text:p text:style-name="P30"><text:s text:c="4"/>let mut data = String::new(); </text:p>
            <text:p text:style-name="P30"><text:s text:c="4"/>let f = File::create("consumer_in.txt")</text:p>
            <text:p text:style-name="P30"><text:s text:c="12"/>.ok()</text:p>
            <text:p text:style-name="P30"><text:s text:c="12"/>.expect("Failed to create file.");</text:p>
            <text:p text:style-name="P30"><text:s text:c="4"/>let mut writer = LineWriter::new(f);</text:p>
            <text:p text:style-name="P30"><text:s text:c="4"/>for <text:s/>i in (0..100).enumerate() {</text:p>
            <text:p text:style-name="P30"><text:s text:c="8"/>loop <text:s/>{</text:p>
            <text:p text:style-name="P30"><text:s text:c="12"/>io::stdin().read_line(&amp;mut data).unwrap();</text:p>
            <text:p text:style-name="P30"><text:s text:c="12"/>writer.write(data.as_bytes())</text:p>
            <text:p text:style-name="P30"><text:s text:c="20"/>.ok()</text:p>
            <text:p text:style-name="P30"><text:s text:c="20"/>.expect("Failed to write to file.");</text:p>
            <text:p text:style-name="P30"><text:s text:c="8"/>}</text:p>
            <text:p text:style-name="P30"><text:s text:c="4"/>}</text:p>
            <text:p text:style-name="P38">}</text:p>
          </table:table-cell>
        </table:table-row>
      </table:table>
      <text:p text:style-name="Preformatted_20_Text"/>
      <text:h text:style-name="P19" text:outline-level="3">Socket Communication</text:h>
      <text:p text:style-name="P6"/>
      <text:h text:style-name="Heading_20_2" text:outline-level="2">Results</text:h>
      <text:h text:style-name="P19" text:outline-level="3">Pipe Communication</text:h>
      <text:p text:style-name="P6">Output file diff</text:p>
      <text:h text:style-name="P19" text:outline-level="3"><text:soft-page-break/>Socket Communication</text:h>
      <text:p text:style-name="P6">Output file diff</text:p>
      <text:h text:style-name="P21" text:outline-level="3">Message Communication</text:h>
      <text:p text:style-name="P6">Output file diff</text:p>
      <text:h text:style-name="Heading_20_2" text:outline-level="2">Conclusion</text:h>
      <text:p text:style-name="Text_20_body"/>
      <text:h text:style-name="P18" text:outline-level="2">Sources</text:h>
      <text:list xml:id="list8776432999592343317" text:style-name="L1">
        <text:list-item>
          <text:p text:style-name="P8"><text:bookmark-start text:name="__RefHeading__3_1716983057"/><text:span text:style-name="T6">"Rust", Progopedia, accessed 9/29/2015, &lt;</text:span><text:a xlink:type="simple" xlink:href="http://progopedia.com/language/rust/" text:style-name="Internet_20_link" text:visited-style-name="Visited_20_Internet_20_Link">http://progopedia.com/language/rust/</text:a><text:span text:style-name="T6">&gt;</text:span><text:bookmark-end text:name="__RefHeading__3_1716983057"/></text:p>
        </text:list-item>
        <text:list-item>
          <text:p text:style-name="P9"><text:bookmark-start text:name="__RefHeading__15_1716983057"/>"Cargo Guide", Cargo, accessed 9/29/2015, &lt;<text:a xlink:type="simple" xlink:href="http://doc.crates.io/guide.html" text:style-name="Internet_20_link" text:visited-style-name="Visited_20_Internet_20_Link">http://doc.crates.io/guide.html</text:a>&gt;<text:bookmark-end text:name="__RefHeading__15_1716983057"/></text:p>
        </text:list-item>
        <text:list-item>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 svg:font-family="l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master-page-name="">
      <style:paragraph-properties fo:margin-top="0in" fo:margin-bottom="0in" loext:contextual-spacing="false" style:page-number="auto"/>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Table">
      <style:text-properties officeooo:rsid="001225a7"/>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 style:family="paragraph" style:parent-style-name="Caption" style:class="extra"/>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1d6e" officeooo:paragraph-rsid="000a1d6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Nathan Jent</text:p>
        <text:p text:style-name="MP1">CEG 4350 Project</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3H19M29S</meta:editing-duration>
    <meta:editing-cycles>31</meta:editing-cycles>
    <meta:generator>LibreOffice/5.0.2.2$Windows_X86_64 LibreOffice_project/37b43f919e4de5eeaca9b9755ed688758a8251fe</meta:generator>
    <dc:date>2015-11-14T14:24:45.007000000</dc:date>
    <meta:document-statistic meta:table-count="7" meta:image-count="0" meta:object-count="0" meta:page-count="6" meta:paragraph-count="135" meta:word-count="913" meta:character-count="6692" meta:non-whitespace-character-count="5353"/>
    <meta:user-defined meta:name="Info 1"/>
    <meta:user-defined meta:name="Info 2"/>
    <meta:user-defined meta:name="Info 3"/>
    <meta:user-defined meta:name="Info 4"/>
  </office:meta>
</office:document-meta>
</file>